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6459000038EB000055B181F53234.svg" manifest:media-type="image/svg+xml"/>
  <manifest:file-entry manifest:full-path="Pictures/1000020100000052000000524C31B7F1.png" manifest:media-type="image/png"/>
  <manifest:file-entry manifest:full-path="Pictures/1000040A0000087D0000087D89A157CF.svg" manifest:media-type="image/svg+xml"/>
  <manifest:file-entry manifest:full-path="Pictures/1000020100000223000002230459DAE9.png" manifest:media-type="image/png"/>
  <manifest:file-entry manifest:full-path="Pictures/1000034D0000388E0000388E24E2E1BB.svg" manifest:media-type="image/svg+xml"/>
  <manifest:file-entry manifest:full-path="Pictures/1000020100000191000000DE3A63CB14.png" manifest:media-type="image/png"/>
  <manifest:file-entry manifest:full-path="Pictures/1000020100000062000000566682FDA1.png" manifest:media-type="image/png"/>
  <manifest:file-entry manifest:full-path="Pictures/10000201000002270000033D073CA247.png" manifest:media-type="image/png"/>
  <manifest:file-entry manifest:full-path="Pictures/10000B3200002974000016FCC36A1624.svg" manifest:media-type="image/svg+xml"/>
  <manifest:file-entry manifest:full-path="Pictures/100004400000388E0000388EA0B4148B.svg" manifest:media-type="image/svg+xml"/>
  <manifest:file-entry manifest:full-path="Pictures/10000201000002230000022332281B11.png" manifest:media-type="image/png"/>
  <manifest:file-entry manifest:full-path="Pictures/100006DA0000373B0000373BB3B12237.svg" manifest:media-type="image/svg+xml"/>
  <manifest:file-entry manifest:full-path="Pictures/1000020100000243000000C8118E457A.png" manifest:media-type="image/png"/>
  <manifest:file-entry manifest:full-path="Pictures/1000058900000A19000008E7C5BA8D7D.svg" manifest:media-type="image/svg+xml"/>
  <manifest:file-entry manifest:full-path="Pictures/10000FBD00003BD8000014A9D4043481.svg" manifest:media-type="image/svg+xml"/>
  <manifest:file-entry manifest:full-path="Pictures/1000053A0000609300006E5A1F1FB780.svg" manifest:media-type="image/svg+xml"/>
  <manifest:file-entry manifest:full-path="Pictures/1000020100000295000002F4861A460A.png" manifest:media-type="image/png"/>
  <manifest:file-entry manifest:full-path="Pictures/100002010000020000000200FBA5ECD8.png" manifest:media-type="image/png"/>
  <manifest:file-entry manifest:full-path="Pictures/1000020100000216000002161BB9EE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46cm" fo:min-width="1.396cm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4.07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7.05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6.7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1.27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9" style:family="graphic" style:parent-style-name="objectwithoutfill">
      <style:graphic-properties svg:stroke-width="0.053cm" draw:marker-start="Line_20_Arrow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7.628cm"/>
    </style:style>
    <style:style style:name="gr23" style:family="graphic" style:parent-style-name="objectwithoutfill">
      <style:graphic-properties svg:stroke-width="0.035cm" draw:marker-start="Line_20_Arrow" draw:marker-start-width="0.252cm" draw:marker-end="Line_20_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72cm" fo:min-width="2.986cm"/>
    </style:style>
    <style:style style:name="gr25" style:family="graphic" style:parent-style-name="Object_20_with_20_no_20_fill_20_and_20_no_20_line">
      <style:graphic-properties draw:stroke="none" svg:stroke-color="#ffffff" svg:stroke-opacity="95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35cm" svg:stroke-color="#000000" draw:marker-start="Line_20_Arrow" draw:marker-start-width="0.252cm" draw:marker-end="Line_20_Arrow" draw:marker-end-width="0.252cm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2.704cm" fo:min-width="24.392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>
      <style:text-properties fo:font-size="13pt" fo:font-weight="normal" style:font-size-asian="13pt" style:font-weight-asian="bold" style:font-size-complex="13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38cm" svg:height="3.048cm" svg:x="12.13cm" svg:y="7.62cm">
          <draw:image xlink:href="Pictures/100002010000020000000200FBA5ECD8.png" xlink:type="simple" xlink:show="embed" xlink:actuate="onLoad">
            <text:p/>
          </draw:image>
        </draw:frame>
        <draw:frame draw:style-name="gr1" draw:text-style-name="P1" draw:layer="layout" svg:width="5.088cm" svg:height="1.608cm" svg:x="11.352cm" svg:y="12.562cm">
          <draw:image xlink:href="Pictures/10000FBD00003BD8000014A9D4043481.svg" xlink:type="simple" xlink:show="embed" xlink:actuate="onLoad">
            <text:p/>
          </draw:image>
          <draw:image xlink:href="Pictures/1000020100000243000000C8118E457A.png" xlink:type="simple" xlink:show="embed" xlink:actuate="onLoad"/>
        </draw:frame>
        <draw:frame draw:style-name="gr1" draw:text-style-name="P1" draw:layer="layout" svg:width="2.864cm" svg:height="2.836cm" svg:x="1.138cm" svg:y="8.282cm">
          <draw:image xlink:href="Pictures/100006DA0000373B0000373BB3B12237.svg" xlink:type="simple" xlink:show="embed" xlink:actuate="onLoad">
            <text:p/>
          </draw:image>
          <draw:image xlink:href="Pictures/1000020100000216000002161BB9EEA7.png" xlink:type="simple" xlink:show="embed" xlink:actuate="onLoad"/>
        </draw:frame>
        <draw:custom-shape draw:style-name="gr2" draw:text-style-name="P1" draw:layer="layout" svg:width="2.794cm" svg:height="2.794cm" svg:x="23.10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18cm" svg:height="1.736cm" svg:x="23.514cm" svg:y="8.736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2" draw:text-style-name="P1" draw:layer="layout" svg:width="2.794cm" svg:height="2.794cm" svg:x="12.672cm" svg:y="0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32cm" svg:height="1.27cm" svg:x="13.08cm" svg:y="1.486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line draw:style-name="gr3" draw:text-style-name="P1" draw:layer="layout" svg:x1="4.818cm" svg:y1="9.652cm" svg:x2="10.294cm" svg:y2="9.707cm">
          <text:p/>
        </draw:line>
        <draw:line draw:style-name="gr3" draw:text-style-name="P1" draw:layer="layout" svg:x1="17.01cm" svg:y1="9.19cm" svg:x2="22.09cm" svg:y2="9.19cm">
          <text:p/>
        </draw:line>
        <draw:line draw:style-name="gr3" draw:text-style-name="P1" draw:layer="layout" svg:x1="22.09cm" svg:y1="9.652cm" svg:x2="17.01cm" svg:y2="9.652cm">
          <text:p/>
        </draw:line>
        <draw:line draw:style-name="gr3" draw:text-style-name="P1" draw:layer="layout" svg:x1="14.623cm" svg:y1="4.134cm" svg:x2="14.623cm" svg:y2="7.483cm">
          <text:p/>
        </draw:line>
        <draw:frame draw:style-name="gr4" draw:text-style-name="P2" draw:layer="layout" svg:width="3.481cm" svg:height="0.685cm" draw:transform="rotate (-1.58074470353126) translate (15.363cm 3.943cm)">
          <draw:text-box draw:corner-radius="0.55cm">
            <text:p><text:span text:style-name="T1">Barcode scannen</text:span></text:p>
          </draw:text-box>
        </draw:frame>
        <draw:line draw:style-name="gr3" draw:text-style-name="P1" draw:layer="layout" svg:x1="13.9cm" svg:y1="10.668cm" svg:x2="13.9cm" svg:y2="11.938cm">
          <text:p/>
        </draw:line>
        <draw:line draw:style-name="gr3" draw:text-style-name="P1" draw:layer="layout" svg:x1="14.478cm" svg:y1="11.938cm" svg:x2="14.478cm" svg:y2="10.668cm">
          <text:p/>
        </draw:line>
        <draw:frame draw:style-name="gr5" draw:text-style-name="P2" draw:layer="layout" svg:width="5.286cm" svg:height="1.433cm" draw:transform="rotate (-1.5707963267949) translate (13.702cm 3.831cm)">
          <draw:text-box>
            <text:p><text:span text:style-name="T1">Produktinfo empfangen</text:span></text:p>
            <text:p><text:span text:style-name="T1">Ergebnis/Verträglichkeit anzeigen</text:span></text:p>
          </draw:text-box>
        </draw:frame>
        <draw:line draw:style-name="gr3" draw:text-style-name="P1" draw:layer="layout" svg:x1="13.962cm" svg:y1="7.366cm" svg:x2="14.006cm" svg:y2="4.096cm">
          <text:p/>
        </draw:line>
        <draw:frame draw:style-name="gr6" draw:text-style-name="P2" draw:layer="layout" svg:width="4.826cm" svg:height="0.785cm" svg:x="17.518cm" svg:y="9.629cm">
          <draw:text-box>
            <text:p><text:span text:style-name="T1">Profildaten bearbeiten</text:span></text:p>
          </draw:text-box>
        </draw:frame>
        <draw:frame draw:style-name="gr7" draw:text-style-name="P2" draw:layer="layout" svg:width="4.318cm" svg:height="0.645cm" svg:x="17.264cm" svg:y="8.345cm">
          <draw:text-box>
            <text:p><text:span text:style-name="T1">Profildaten empfangen</text:span></text:p>
          </draw:text-box>
        </draw:frame>
        <draw:line draw:style-name="gr3" draw:text-style-name="P1" draw:layer="layout" svg:x1="10.152cm" svg:y1="9.144cm" svg:x2="4.778cm" svg:y2="9.151cm">
          <text:p/>
        </draw:line>
        <draw:frame draw:style-name="gr7" draw:text-style-name="P2" draw:layer="layout" svg:width="4.572cm" svg:height="0.645cm" draw:transform="rotate (0.0010471975511966) translate (5.326cm 8.387cm)">
          <draw:text-box>
            <text:p><text:span text:style-name="T1">Profildaten empfangen</text:span></text:p>
          </draw:text-box>
        </draw:frame>
        <draw:frame draw:style-name="gr8" draw:text-style-name="P2" draw:layer="layout" svg:width="4.826cm" svg:height="0.658cm" draw:transform="rotate (0.00558505360638185) translate (5.542cm 9.737cm)">
          <draw:text-box>
            <text:p><text:span text:style-name="T1">Profildaten bearbeiten</text:span></text:p>
          </draw:text-box>
        </draw:frame>
        <draw:line draw:style-name="gr3" draw:text-style-name="P1" draw:layer="layout" svg:x1="16.934cm" svg:y1="13.124cm" svg:x2="22.344cm" svg:y2="13.124cm">
          <text:p/>
        </draw:line>
        <draw:line draw:style-name="gr3" draw:text-style-name="P1" draw:layer="layout" svg:x1="22.09cm" svg:y1="13.632cm" svg:x2="16.834cm" svg:y2="13.632cm">
          <text:p/>
        </draw:line>
        <draw:custom-shape draw:style-name="gr2" draw:text-style-name="P1" draw:layer="layout" svg:width="2.794cm" svg:height="2.794cm" svg:x="23.114cm" svg:y="1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23.876cm" svg:y="12.716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draw:style-name="gr9" draw:text-style-name="P2" draw:layer="layout" svg:width="5.588cm" svg:height="1.039cm" svg:x="17.626cm" svg:y="13.849cm">
          <draw:text-box>
            <text:p><text:span text:style-name="T1">Userspezifische Blacklist </text:span></text:p>
            <text:p><text:span text:style-name="T1">liefern</text:span></text:p>
          </draw:text-box>
        </draw:frame>
        <draw:frame draw:style-name="gr10" draw:text-style-name="P2" draw:layer="layout" svg:width="4.634cm" svg:height="1.039cm" svg:x="18.156cm" svg:y="11.862cm">
          <draw:text-box>
            <text:p><text:span text:style-name="T1">Userspezifische Blacklist </text:span></text:p>
            <text:p><text:span text:style-name="T1">ablegen / ändern</text:span></text:p>
          </draw:text-box>
        </draw:frame>
        <draw:custom-shape draw:style-name="gr2" draw:text-style-name="P1" draw:layer="layout" svg:width="2.794cm" svg:height="2.794cm" svg:x="1.208cm" svg:y="11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1.87cm" svg:y="12.478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line draw:style-name="gr3" draw:text-style-name="P1" draw:layer="layout" svg:x1="4.764cm" svg:y1="13.124cm" svg:x2="10.352cm" svg:y2="13.124cm">
          <text:p/>
        </draw:line>
        <draw:line draw:style-name="gr3" draw:text-style-name="P1" draw:layer="layout" svg:x1="10.298cm" svg:y1="13.686cm" svg:x2="4.71cm" svg:y2="13.686cm">
          <text:p/>
        </draw:line>
        <draw:frame draw:style-name="gr10" draw:text-style-name="P2" draw:layer="layout" svg:width="5.842cm" svg:height="1.039cm" svg:x="4.81cm" svg:y="12.045cm">
          <draw:text-box>
            <text:p><text:span text:style-name="T1">Ergebnis des Scans ausliefern,</text:span></text:p>
            <text:p><text:span text:style-name="T1">DB nach Blacklist anfragen</text:span></text:p>
          </draw:text-box>
        </draw:frame>
        <draw:frame draw:style-name="gr10" draw:text-style-name="P2" draw:layer="layout" svg:width="4.572cm" svg:height="1.039cm" svg:x="5.218cm" svg:y="13.917cm">
          <draw:text-box>
            <text:p><text:span text:style-name="T1">Scan entgegennehmen,</text:span></text:p>
            <text:p><text:span text:style-name="T1"><text:s/></text:span><text:span text:style-name="T1">DB-Antwort bearbeiten</text:span></text:p>
          </draw:text-box>
        </draw:frame>
        <draw:custom-shape draw:style-name="gr2" draw:text-style-name="P1" draw:layer="layout" svg:width="2.794cm" svg:height="2.794cm" svg:x="12.63cm" svg:y="17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286cm" svg:height="1.016cm" svg:x="12.938cm" svg:y="18.226cm">
          <draw:text-box>
            <text:p><text:span text:style-name="T2">FDDB</text:span></text:p>
          </draw:text-box>
        </draw:frame>
        <draw:frame draw:style-name="gr1" draw:text-style-name="P1" draw:layer="layout" svg:width="1.27cm" svg:height="1.27cm" svg:x="13.392cm" svg:y="18.988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line draw:style-name="gr3" draw:text-style-name="P1" draw:layer="layout" svg:x1="13.908cm" svg:y1="17.526cm" svg:x2="13.908cm" svg:y2="14.732cm">
          <text:p/>
        </draw:line>
        <draw:line draw:style-name="gr3" draw:text-style-name="P1" draw:layer="layout" svg:x1="14.424cm" svg:y1="14.732cm" svg:x2="14.424cm" svg:y2="17.572cm">
          <text:p/>
        </draw:line>
        <draw:frame draw:style-name="gr10" draw:text-style-name="P2" draw:layer="layout" svg:width="4.049cm" svg:height="1.039cm" draw:transform="rotate (-1.55055050747176) translate (13.72cm 14.57cm)">
          <draw:text-box>
            <text:p><text:span text:style-name="T1">Inhaltsstoffe zu</text:span></text:p>
            <text:p><text:span text:style-name="T1">Barcode ausliefern</text:span></text:p>
          </draw:text-box>
        </draw:frame>
        <draw:frame draw:style-name="gr10" draw:text-style-name="P2" draw:layer="layout" svg:width="3.618cm" svg:height="1.039cm" draw:transform="rotate (-1.54234745998739) translate (15.134cm 14.594cm)">
          <draw:text-box draw:corner-radius="0.367cm">
            <text:p><text:span text:style-name="T1">Barcode auflösen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4" draw:text-style-name="P1" draw:layer="layout" svg:width="4.572cm" svg:height="12.954cm" svg:x="12.138cm" svg:y="5.5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.558cm" svg:height="12.954cm" svg:x="1.078cm" svg:y="5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3.618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32cm" svg:height="1.27cm" svg:x="4.126cm" svg:y="7.528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2" draw:text-style-name="P1" draw:layer="layout" svg:width="2.794cm" svg:height="2.794cm" svg:x="3.61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18cm" svg:height="1.736cm" svg:x="4.026cm" svg:y="15.086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2" draw:text-style-name="P1" draw:layer="layout" svg:width="2.794cm" svg:height="2.794cm" svg:x="3.61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78cm" svg:height="1.724cm" svg:x="4.326cm" svg:y="11.53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custom-shape draw:style-name="gr16" draw:text-style-name="P1" draw:layer="layout" svg:width="7.23cm" svg:height="12.954cm" svg:x="19.732cm" svg:y="5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1.778cm" svg:x="19.318cm" svg:y="7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778cm" svg:height="1.778cm" svg:x="19.388cm" svg:y="14.932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.286cm" svg:height="0.763cm" svg:x="19.632cm" svg:y="7.728cm">
          <draw:text-box>
            <text:p><text:span text:style-name="T3">API</text:span></text:p>
          </draw:text-box>
        </draw:frame>
        <draw:frame draw:style-name="gr18" draw:text-style-name="P4" draw:layer="layout" svg:width="2.032cm" svg:height="0.763cm" svg:x="19.442cm" svg:y="15.439cm">
          <draw:text-box>
            <text:p><text:span text:style-name="T3">HTTP</text:span></text:p>
          </draw:text-box>
        </draw:frame>
        <draw:custom-shape draw:style-name="gr17" draw:text-style-name="P1" draw:layer="layout" svg:width="1.778cm" svg:height="1.778cm" svg:x="19.442cm" svg:y="11.37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.032cm" svg:height="0.763cm" svg:x="19.496cm" svg:y="11.883cm">
          <draw:text-box>
            <text:p><text:span text:style-name="T3">HTTP</text:span></text:p>
          </draw:text-box>
        </draw:frame>
        <draw:custom-shape draw:style-name="gr2" draw:text-style-name="P1" draw:layer="layout" svg:width="2.794cm" svg:height="2.794cm" svg:x="12.954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56cm" svg:height="1.702cm" svg:x="13.362cm" svg:y="9.352cm">
          <draw:image xlink:href="Pictures/100002010000020000000200FBA5ECD8.pn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Client-Server-Kommunikation</text:p>
          </draw:text-box>
        </draw:frame>
        <draw:line draw:style-name="gr19" draw:text-style-name="P1" draw:layer="layout" svg:x1="6.604cm" svg:y1="8.128cm" svg:x2="19.05cm" svg:y2="8.128cm">
          <text:p/>
        </draw:line>
        <draw:line draw:style-name="gr19" draw:text-style-name="P1" draw:layer="layout" svg:x1="6.858cm" svg:y1="12.446cm" svg:x2="19.05cm" svg:y2="12.446cm">
          <text:p/>
        </draw:line>
        <draw:line draw:style-name="gr19" draw:text-style-name="P1" draw:layer="layout" svg:x1="6.884cm" svg:y1="15.872cm" svg:x2="19.05cm" svg:y2="16.002cm">
          <text:p/>
        </draw:line>
        <draw:custom-shape draw:style-name="gr2" draw:text-style-name="P1" draw:layer="layout" svg:width="2.794cm" svg:height="2.794cm" svg:x="22.66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72cm" svg:height="2.172cm" svg:x="23.028cm" svg:y="9.258cm">
          <draw:image xlink:href="Pictures/1000040A0000087D0000087D89A157CF.svg" xlink:type="simple" xlink:show="embed" xlink:actuate="onLoad">
            <text:p/>
          </draw:image>
          <draw:image xlink:href="Pictures/1000020100000052000000524C31B7F1.png" xlink:type="simple" xlink:show="embed" xlink:actuate="onLoad"/>
        </draw:frame>
        <draw:frame draw:style-name="gr20" draw:text-style-name="P2" draw:layer="layout" svg:width="3.237cm" svg:height="0.645cm" svg:x="8.864cm" svg:y="7.512cm">
          <draw:text-box>
            <text:p><text:span text:style-name="T1">Barcode scannen</text:span></text:p>
          </draw:text-box>
        </draw:frame>
        <draw:frame draw:style-name="gr21" draw:text-style-name="P2" draw:layer="layout" svg:width="3.055cm" svg:height="0.645cm" svg:x="8.986cm" svg:y="11.804cm">
          <draw:text-box>
            <text:p><text:span text:style-name="T1">Profil bearbeiten</text:span></text:p>
          </draw:text-box>
        </draw:frame>
        <draw:frame draw:style-name="gr21" draw:text-style-name="P2" draw:layer="layout" svg:width="3.055cm" svg:height="0.645cm" svg:x="9.012cm" svg:y="15.23cm">
          <draw:text-box>
            <text:p><text:span text:style-name="T1">Profil bearbeiten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2" draw:text-style-name="P1" draw:layer="layout" svg:width="8.128cm" svg:height="12.954cm" svg:x="3.048cm" svg:y="4.572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8.528cm" svg:y1="13.909cm" svg:x2="22.955cm" svg:y2="13.909cm">
          <text:p/>
        </draw:line>
        <draw:custom-shape draw:style-name="gr24" draw:text-style-name="P1" draw:layer="layout" svg:width="4.93cm" svg:height="1.37cm" svg:x="13.97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4.93cm" svg:height="4.16cm" svg:x="13.97cm" svg:y="11.34cm">
          <draw:image xlink:href="Pictures/100002010000020000000200FBA5ECD8.png" xlink:type="simple" xlink:show="embed" xlink:actuate="onLoad">
            <text:p/>
          </draw:image>
        </draw:frame>
        <draw:custom-shape draw:style-name="gr2" draw:text-style-name="P1" draw:layer="layout" svg:width="2.794cm" svg:height="2.794cm" svg:x="22.956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286cm" svg:height="1.016cm" svg:x="23.264cm" svg:y="12.852cm">
          <draw:text-box>
            <text:p><text:span text:style-name="T2">FDDB</text:span></text:p>
          </draw:text-box>
        </draw:frame>
        <draw:frame draw:style-name="gr1" draw:text-style-name="P1" draw:layer="layout" svg:width="1.27cm" svg:height="1.27cm" svg:x="23.718cm" svg:y="13.614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2" draw:text-style-name="P1" xml:id="id2" draw:id="id2" draw:layer="layout" svg:width="2.794cm" svg:height="2.794cm" svg:x="5.734cm" svg:y="1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6.396cm" svg:y="13.104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2" draw:text-style-name="P1" xml:id="id1" draw:id="id1" draw:layer="layout" svg:width="2.794cm" svg:height="2.794cm" svg:x="5.74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6.604cm" svg:y="8.128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17" draw:text-style-name="P1" draw:layer="layout" svg:width="1.778cm" svg:height="1.778cm" svg:x="2.032cm" svg:y="12.954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032cm" svg:height="0.763cm" svg:x="2.086cm" svg:y="13.461cm">
          <draw:text-box>
            <text:p text:style-name="P5"><text:span text:style-name="T4">HTTP</text:span></text:p>
          </draw:text-box>
        </draw:frame>
        <draw:custom-shape draw:style-name="gr17" draw:text-style-name="P1" draw:layer="layout" svg:width="1.778cm" svg:height="1.778cm" svg:x="2.032cm" svg:y="7.366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286cm" svg:height="0.763cm" svg:x="2.346cm" svg:y="7.874cm">
          <draw:text-box>
            <text:p><text:span text:style-name="T5">API</text:span></text:p>
          </draw:text-box>
        </draw:frame>
        <draw:connector draw:style-name="gr26" draw:text-style-name="P1" draw:layer="layout" svg:x1="7.139cm" svg:y1="10.16cm" svg:x2="7.131cm" svg:y2="12.442cm" draw:start-shape="id1" draw:start-glue-point="8" draw:end-shape="id2" draw:end-glue-point="4" svg:d="M7139 10160v1167h-8v1115" svg:viewBox="0 0 9 2283">
          <text:p/>
        </draw:connector>
        <draw:frame presentation:style-name="pr2" draw:layer="layout" svg:width="25.199cm" svg:height="3.506cm" svg:x="1.401cm" svg:y="0.837cm" presentation:class="title" presentation:user-transformed="true">
          <draw:text-box>
            <text:p>Backend-Kommunikation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Server-Layout</text:p>
          </draw:text-box>
        </draw:frame>
        <draw:custom-shape draw:style-name="gr27" draw:text-style-name="P1" xml:id="id3" draw:id="id3" draw:layer="layout" svg:width="24.892cm" svg:height="12.954cm" svg:x="1.52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18.8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19.652cm" svg:y="9.144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2" draw:text-style-name="P1" draw:layer="layout" svg:width="2.794cm" svg:height="2.794cm" svg:x="5.48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6.148cm" svg:y="9.044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onnector draw:style-name="gr28" draw:text-style-name="P1" draw:layer="layout" svg:x1="26.416cm" svg:y1="13.081cm" svg:x2="26.416cm" svg:y2="13.081cm" draw:start-shape="id3" draw:end-shape="id3" svg:d="M26416 13081z" svg:viewBox="0 0 1 1">
          <text:p/>
        </draw:connector>
        <draw:line draw:style-name="gr29" draw:text-style-name="P1" draw:layer="layout" svg:x1="1.524cm" svg:y1="13.37cm" svg:x2="26.416cm" svg:y2="13.37cm">
          <text:p/>
        </draw:line>
        <draw:line draw:style-name="gr29" draw:text-style-name="P1" draw:layer="layout" svg:x1="14.216cm" svg:y1="6.604cm" svg:x2="14.216cm" svg:y2="13.37cm">
          <text:p/>
        </draw:line>
        <draw:custom-shape draw:style-name="gr2" draw:text-style-name="P1" draw:layer="layout" svg:width="2.794cm" svg:height="2.794cm" svg:x="12.7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ux.svg" draw:style-name="gr1" draw:text-style-name="P1" draw:layer="layout" svg:width="1.37cm" svg:height="1.732cm" svg:x="13.462cm" svg:y="15.748cm">
          <draw:image xlink:href="Pictures/10006459000038EB000055B181F53234.svg" xlink:type="simple" xlink:show="embed" xlink:actuate="onLoad">
            <text:p/>
          </draw:image>
          <draw:image xlink:href="Pictures/10000201000002270000033D073CA247.png" xlink:type="simple" xlink:show="embed" xlink:actuate="onLoad"/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051cm" draw:shadow-offset-y="0.051cm" draw:shadow-color="#c0c0c0" draw:lin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54:28.424516240</meta:creation-date>
    <dc:date>2015-03-14T17:40:26.650301746</dc:date>
    <meta:editing-duration>PT51M2S</meta:editing-duration>
    <meta:editing-cycles>14</meta:editing-cycles>
    <meta:generator>LibreOffice/4.3.5.2.0$Linux_X86_64 LibreOffice_project/430m0$Build-2</meta:generator>
    <meta:document-statistic meta:object-count="123"/>
  </office:meta>
</office:document-meta>
</file>